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>
            <text:p>Web</text:p>
          </table:table-cell>
          <table:table-cell table:style-name="ce12" table:number-columns-repeated="3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41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4"/>
          <table:table-cell table:style-name="ce81" table:number-columns-repeated="40"/>
          <table:table-cell table:style-name="ce86" table:number-columns-repeated="941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8"/>
          <table:table-cell table:style-name="ce84" table:number-columns-repeated="40"/>
          <table:table-cell table:style-name="ce88"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3"/>
          <table:table-cell table:number-columns-repeated="989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9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table:number-columns-repeated="41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table:number-columns-repeated="15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table:number-columns-repeated="9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style-name="ce31" table:number-columns-repeated="1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table:number-columns-repeated="28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9:22:52.11377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15T21:44:25.695959387</dc:date>
    <meta:editing-duration>P316DT17H36M43S</meta:editing-duration>
    <meta:editing-cycles>1112</meta:editing-cycles>
    <meta:generator>LibreOffice/6.1.5.2$Linux_X86_64 LibreOffice_project/10$Build-2</meta:generator>
    <meta:document-statistic meta:table-count="3" meta:cell-count="925" meta:object-count="0"/>
  </office:meta>
</office:document-meta>
</file>